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C00000041E2F4C1A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5.773cm" fo:margin-left="1.222cm" fo:margin-right="0.004cm" table:align="margins"/>
    </style:style>
    <style:style style:name="Table3.A" style:family="table-column">
      <style:table-column-properties style:column-width="2.161cm" style:rel-column-width="8977*"/>
    </style:style>
    <style:style style:name="Table3.B" style:family="table-column">
      <style:table-column-properties style:column-width="2.274cm" style:rel-column-width="9447*"/>
    </style:style>
    <style:style style:name="Table3.C" style:family="table-column">
      <style:table-column-properties style:column-width="1.884cm" style:rel-column-width="7826*"/>
    </style:style>
    <style:style style:name="Table3.D" style:family="table-column">
      <style:table-column-properties style:column-width="9.454cm" style:rel-column-width="39285*"/>
    </style:style>
    <style:style style:name="Tab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e6e6e6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8pt" style:font-size-asian="8pt" style:font-size-complex="8pt"/>
    </style:style>
    <style:style style:name="P2" style:family="paragraph" style:parent-style-name="Footer">
      <style:paragraph-properties fo:padding="0cm" fo:border-left="none" fo:border-right="none" fo:border-top="0.002cm solid #000000" fo:border-bottom="none" style:shadow="none"/>
      <style:text-properties fo:font-size="8pt" style:font-size-asian="8pt" style:font-size-complex="8pt"/>
    </style:style>
    <style:style style:name="P3" style:family="paragraph" style:parent-style-name="Standard">
      <style:paragraph-properties fo:padding="0cm" fo:border-left="none" fo:border-right="none" fo:border-top="0.002cm solid #000000" fo:border-bottom="none" style:shadow="none"/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padding="0.049cm" fo:border-left="none" fo:border-right="none" fo:border-top="none" fo:border-bottom="0.002cm solid #000000" style:shadow="non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 style:master-page-name="Standard">
      <style:paragraph-properties style:page-number="auto" fo:break-before="page"/>
    </style:style>
    <style:style style:name="P11" style:family="paragraph" style:parent-style-name="Heading_20_1" style:master-page-name="Standard">
      <style:paragraph-properties fo:margin-top="0.423cm" fo:margin-bottom="0.212cm" style:page-number="auto" fo:break-before="page" fo:keep-with-next="always">
        <style:tab-stops/>
      </style:paragraph-properties>
      <style:text-properties style:font-name="Arial" style:font-name-asian="MS Mincho" style:font-name-complex="Tahoma"/>
    </style:style>
    <style:style style:name="P12" style:family="paragraph" style:parent-style-name="Contents_20_2">
      <style:paragraph-properties>
        <style:tab-stops>
          <style:tab-stop style:position="1cm"/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cm"/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6"><text:title>Artifacts</text:title></text:p>
      <text:p text:style-name="P4"/>
      <text:p text:style-name="P4"/>
      <text:p text:style-name="P4"/>
      <text:p text:style-name="P5">Project:<text:tab/><text:tab/><text:span text:style-name="T1"><text:user-defined text:name="Project Name">OpenWMS</text:user-defined></text:span></text:p>
      <text:p text:style-name="P5">Customer:<text:tab/><text:tab/><text:user-defined text:name="Customer">OpenWMS</text:user-defined></text:p>
      <text:p text:style-name="P5"/>
      <text:p text:style-name="P5">Project Nr:<text:tab/><text:tab/>P0001</text:p>
      <text:p text:style-name="P5">Document Nr:<text:tab/><text:tab/><text:user-defined text:name="Document ID">10b-01</text:user-defined></text:p>
      <text:p text:style-name="P5"/>
      <text:p text:style-name="P5">Version:<text:tab/><text:tab/><text:user-defined text:name="Version">0.1</text:user-defined></text:p>
      <text:p text:style-name="P5">Date:<text:tab/><text:tab/><text:tab/><text:date style:data-style-name="N37" text:date-value="2009-05-13T08:55:24">13.05.09</text:date></text:p>
      <text:p text:style-name="P5">Status:<text:tab/><text:tab/><text:tab/>draft</text:p>
      <text:p text:style-name="P4"/>
      <text:p text:style-name="P4"/>
      <text:p text:style-name="P7"/>
      <text:p text:style-name="P4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1<text:tab/>Artifacts of the Development Case<text:tab/>2</text:p>
          <text:p text:style-name="P12">1.1<text:tab/>Vision<text:tab/>2</text:p>
          <text:p text:style-name="P12">1.2<text:tab/>Use-case model<text:tab/>2</text:p>
          <text:p text:style-name="P12">1.3<text:tab/>Design model<text:tab/>2</text:p>
          <text:p text:style-name="P12">1.4<text:tab/>Build<text:tab/>2</text:p>
          <text:p text:style-name="P12">1.5<text:tab/>Component<text:tab/>2</text:p>
          <text:p text:style-name="P12">1.6<text:tab/>Test plan<text:tab/>2</text:p>
          <text:p text:style-name="P12">1.7<text:tab/>Test case<text:tab/>2</text:p>
          <text:p text:style-name="P12">1.8<text:tab/>Test results<text:tab/>2</text:p>
          <text:p text:style-name="P12">1.9<text:tab/>Product (the complete system as it is delivered to the customer)<text:tab/>2</text:p>
          <text:p text:style-name="P12">1.10<text:tab/>Release notes<text:tab/>2</text:p>
          <text:p text:style-name="P12">1.11<text:tab/>End-user support materials<text:tab/>2</text:p>
          <text:p text:style-name="P12">1.12<text:tab/>Iteration plan<text:tab/>2</text:p>
          <text:p text:style-name="P12">1.13<text:tab/>Iteration assessment<text:tab/>2</text:p>
          <text:p text:style-name="P12">1.14<text:tab/>Project plan<text:tab/>2</text:p>
          <text:p text:style-name="P12">1.15<text:tab/>Development case<text:tab/>2</text:p>
          <text:p text:style-name="P12">1.16<text:tab/>Programming guidelines<text:tab/>2</text:p>
          <text:p text:style-name="P12">1.17<text:tab/>Tools<text:tab/>2</text:p>
          <text:p text:style-name="P13">2<text:tab/>Appendix: Revision History<text:tab/>3</text:p>
        </text:index-body>
      </text:table-of-content>
      <text:p text:style-name="P4"/>
      <text:p text:style-name="P4"/>
      <text:p text:style-name="P3"/>
      <text:p text:style-name="Standard"/>
      <text:h text:style-name="P10" text:outline-level="1">Artifacts of the Development Case</text:h>
      <text:h text:style-name="Heading_20_2" text:outline-level="2">Vision</text:h>
      <text:h text:style-name="Heading_20_2" text:outline-level="2">Use-case model</text:h>
      <text:h text:style-name="Heading_20_2" text:outline-level="2">Design model</text:h>
      <text:h text:style-name="Heading_20_2" text:outline-level="2">Build</text:h>
      <text:h text:style-name="Heading_20_2" text:outline-level="2">Component</text:h>
      <text:h text:style-name="Heading_20_2" text:outline-level="2">Test plan</text:h>
      <text:h text:style-name="Heading_20_2" text:outline-level="2">Test case</text:h>
      <text:h text:style-name="Heading_20_2" text:outline-level="2">Test results</text:h>
      <text:h text:style-name="Heading_20_2" text:outline-level="2">Product (the complete system as it is delivered to the customer)</text:h>
      <text:h text:style-name="Heading_20_2" text:outline-level="2">Release notes</text:h>
      <text:h text:style-name="Heading_20_2" text:outline-level="2">End-user support materials</text:h>
      <text:h text:style-name="Heading_20_2" text:outline-level="2">Iteration plan</text:h>
      <text:h text:style-name="Heading_20_2" text:outline-level="2">Iteration assessment</text:h>
      <text:h text:style-name="Heading_20_2" text:outline-level="2">Project plan</text:h>
      <text:h text:style-name="Heading_20_2" text:outline-level="2">Development case</text:h>
      <text:h text:style-name="Heading_20_2" text:outline-level="2">Programming guidelines</text:h>
      <text:h text:style-name="Heading_20_2" text:outline-level="2">Tools</text:h>
      <text:h text:style-name="P11" text:outline-level="1">Appendix: Revision Histo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Version</text:p>
          </table:table-cell>
          <table:table-cell table:style-name="Table3.A1" office:value-type="string">
            <text:p text:style-name="P9">Date</text:p>
          </table:table-cell>
          <table:table-cell table:style-name="Table3.A1" office:value-type="string">
            <text:p text:style-name="P9">Author(s)</text:p>
          </table:table-cell>
          <table:table-cell table:style-name="Table3.D1" office:value-type="string">
            <text:p text:style-name="P9">Description</text:p>
          </table:table-cell>
        </table:table-row>
        <table:table-row>
          <table:table-cell table:style-name="Table3.A2" office:value-type="string">
            <text:p text:style-name="P8">0.1</text:p>
          </table:table-cell>
          <table:table-cell table:style-name="Table3.B2" office:value-type="date" office:date-value="2009-02-23">
            <text:p text:style-name="P8">02/23/09</text:p>
          </table:table-cell>
          <table:table-cell table:style-name="Table3.A2" office:value-type="string">
            <text:p text:style-name="P8">scherrer</text:p>
          </table:table-cell>
          <table:table-cell table:style-name="Table3.D2" office:value-type="string">
            <text:p text:style-name="P8">initial version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D2" office:value-type="string">
            <text:p text:style-name="P8"/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1" fo:font-size="11pt"/>
    </style:style>
    <style:style style:name="Text_20_body" style:display-name="Text body" style:family="paragraph" style:parent-style-name="Standard" style:class="text">
      <style:paragraph-properties fo:margin-left="1.199cm" fo:margin-right="0cm" fo:margin-top="0cm" fo:margin-bottom="0.212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ackground-color="transparent">
        <style:background-image/>
      </style:paragraph-properties>
      <style:text-properties fo:font-size="104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min-label-width="1.199cm" text:min-label-distance="0.379cm"/>
      </text:outline-level-style>
      <text:outline-level-style text:level="2" style:num-format="1" text:display-levels="2">
        <style:list-level-properties text:min-label-width="1.199cm" text:min-label-distance="0.379cm"/>
      </text:outline-level-style>
      <text:outline-level-style text:level="3" style:num-format="1" text:display-levels="3">
        <style:list-level-properties text:min-label-width="1.199cm" text:min-label-distance="0.259cm"/>
      </text:outline-level-style>
      <text:outline-level-style text:level="4" style:num-format="1" text:display-levels="4">
        <style:list-level-properties text:space-before="1.199cm" text:min-label-distance="0.3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499cm"/>
      </text:list-level-style-number>
      <text:list-level-style-number text:level="3" style:num-prefix=" " style:num-suffix=" " style:num-format="1" text:display-levels="3">
        <style:list-level-properties text:space-before="1cm"/>
      </text:list-level-style-number>
      <text:list-level-style-number text:level="4" style:num-prefix=" " style:num-suffix=" " style:num-format="1" text:display-levels="4">
        <style:list-level-properties text:space-before="0.9cm" text:min-label-width="0.499cm"/>
      </text:list-level-style-number>
      <text:list-level-style-number text:level="5" style:num-prefix=" " style:num-suffix=" " style:num-format="1" text:display-levels="5">
        <style:list-level-properties text:space-before="2cm" text:min-label-width="0.499cm"/>
      </text:list-level-style-number>
      <text:list-level-style-number text:level="6" style:num-prefix=" " style:num-suffix=" " style:num-format="1" text:display-levels="6">
        <style:list-level-properties text:space-before="2.501cm" text:min-label-width="0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8pt" style:font-size-asian="8pt" style:font-size-complex="8pt"/>
    </style:style>
    <style:style style:name="MP2" style:family="paragraph" style:parent-style-name="Footer">
      <style:paragraph-properties fo:padding="0cm" fo:border-left="none" fo:border-right="none" fo:border-top="0.002cm solid #000000" fo:border-bottom="none" style:shadow="none"/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4.91cm" svg:y="-1.409cm" svg:width="2.392cm" svg:height="1.688cm" draw:z-index="2"><draw:image xlink:href="Pictures/100002010000005C00000041E2F4C1A5.png" xlink:type="simple" xlink:show="embed" xlink:actuate="onLoad"/></draw:frame><text:tab/><text:user-defined text:name="Project Name">OpenWMS</text:user-defined> – <text:title>Artifacts</text:title> v<text:user-defined text:name="Version">0.1</text:user-defined>, <text:date style:data-style-name="N37" text:date-value="2009-05-13T08:55:24">13.05.09</text:date></text:p>
      </style:header>
      <style:footer>
        <text:p text:style-name="MP2"><text:user-defined text:name="Document ID">10b-01</text:user-defined><text:tab/><text:tab/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Artifacts</dc:title>
    <meta:creation-date>2009-05-13T08:55:24</meta:creation-date>
    <dc:language>de-DE</dc:language>
    <meta:editing-cycles>1</meta:editing-cycles>
    <meta:editing-duration>PT00H00M00S</meta:editing-duration>
    <meta:document-statistic meta:table-count="1" meta:image-count="1" meta:object-count="0" meta:page-count="3" meta:paragraph-count="57" meta:word-count="194" meta:character-count="1098"/>
    <meta:user-defined meta:name="Customer">OpenWMS</meta:user-defined>
    <meta:user-defined meta:name="Document ID">10b-01</meta:user-defined>
    <meta:user-defined meta:name="Project Name">OpenWMS</meta:user-defined>
    <meta:user-defined meta:name="Version">0.1</meta:user-defined>
  </office:meta>
</office:document-meta>
</file>